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7d8a" officeooo:paragraph-rsid="000d7d8a"/>
    </style:style>
    <style:style style:name="P2" style:family="paragraph" style:parent-style-name="Standard">
      <style:text-properties officeooo:rsid="000f1553" officeooo:paragraph-rsid="000f1553"/>
    </style:style>
    <style:style style:name="P3" style:family="paragraph" style:parent-style-name="Standard" style:list-style-name="L1">
      <style:text-properties officeooo:rsid="000f1553" officeooo:paragraph-rsid="000f1553"/>
    </style:style>
    <style:style style:name="P4" style:family="paragraph" style:parent-style-name="Standard">
      <style:text-properties officeooo:rsid="000f1553" officeooo:paragraph-rsid="000f3cd8"/>
    </style:style>
    <style:style style:name="P5" style:family="paragraph" style:parent-style-name="Standard">
      <style:text-properties officeooo:paragraph-rsid="000f3cd8"/>
    </style:style>
    <style:style style:name="T1" style:family="text">
      <style:text-properties officeooo:rsid="000f3cd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</text:p>
      <text:p text:style-name="P1">Subset-sum</text:p>
      <text:p text:style-name="P1">Proper subset</text:p>
      <text:p text:style-name="P1">Finite and infinite set</text:p>
      <text:p text:style-name="P1">Set equality</text:p>
      <text:p text:style-name="P1">Null set</text:p>
      <text:p text:style-name="P1">Powerset</text:p>
      <text:p text:style-name="P1">Singleton</text:p>
      <text:p text:style-name="P2">Standard sets</text:p>
      <text:p text:style-name="P2"/>
      <text:p text:style-name="P2">Set operations</text:p>
      <text:list xml:id="list7502410800470347743" text:style-name="L1">
        <text:list-item>
          <text:p text:style-name="P3">Union</text:p>
        </text:list-item>
        <text:list-item>
          <text:p text:style-name="P3">Intersection</text:p>
        </text:list-item>
        <text:list-item>
          <text:p text:style-name="P3">Symmetrix difference</text:p>
        </text:list-item>
      </text:list>
      <text:p text:style-name="P2">Disjoint sets</text:p>
      <text:p text:style-name="P4">Complements</text:p>
      <text:p text:style-name="P4">Laws of set theory</text:p>
      <text:p text:style-name="P2">Dual of a statement</text:p>
      <text:p text:style-name="P2">Principle of duality</text:p>
      <text:p text:style-name="P2">Venn diagrams</text:p>
      <text:p text:style-name="P2"/>
      <text:p text:style-name="P2">Counting and venn diagrams</text:p>
      <text:p text:style-name="P1"/>
      <text:p text:style-name="Standard"><draw:frame draw:style-name="fr1" draw:name="Object1" text:anchor-type="as-char" svg:y="-0.152in" svg:width="1.2929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5"><text:span text:style-name="T1">Cartesian product</text:span></text:p>
      <text:p text:style-name="P5"><text:span text:style-name="T1">A data base instance i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2T11:30:28</meta:creation-date>
    <dc:date>2013-09-23T10:03:56</dc:date>
    <dc:creator>Kempa </dc:creator>
    <meta:editing-duration>PT4H57M56S</meta:editing-duration>
    <meta:editing-cycles>3</meta:editing-cycles>
    <meta:generator>LibreOffice/4.0.2.2$Linux_x86 LibreOffice_project/400m0$Build-2</meta:generator>
    <meta:document-statistic meta:table-count="0" meta:image-count="0" meta:object-count="1" meta:page-count="1" meta:paragraph-count="23" meta:word-count="52" meta:character-count="314" meta:non-whitespace-character-count="286"/>
  </office:meta>
</office:document-meta>
</file>

<file path=Object 1/content.xml><?xml version="1.0" encoding="utf-8"?>
<math xmlns="http://www.w3.org/1998/Math/MathML">
  <semantics>
    <mrow>
      <mrow>
        <mrow>
          <mi>R</mi>
          <mo stretchy="false">∩</mo>
          <mi>S</mi>
        </mrow>
        <mo stretchy="false">=</mo>
        <mi>R</mi>
      </mrow>
      <mi>–</mi>
      <mrow>
        <mo stretchy="false">(</mo>
        <mrow>
          <mrow>
            <mi>R</mi>
            <mo stretchy="false">−</mo>
            <mi>S</mi>
          </mrow>
        </mrow>
        <mo stretchy="false">)</mo>
      </mrow>
    </mrow>
    <annotation encoding="StarMath 5.0">R intersection S = R – (R -S)</annotation>
  </semantics>
</math>
</file>